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Berylium" svg:font-family="Berylium"/>
    <style:font-face style:name="FreeSerif" svg:font-family="FreeSerif"/>
    <style:font-face style:name="Nimbus Roman No9 L" svg:font-family="'Nimbus Roman No9 L'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ahoma3" svg:font-family="Tahoma" style:font-adornments="Normál" style:font-family-generic="swiss" style:font-pitch="variable"/>
  </office:font-face-decls>
  <office:automatic-styles>
    <style:style style:name="Táblázat1" style:family="table">
      <style:table-properties style:width="3.6236in" table:align="margins" style:may-break-between-rows="false"/>
    </style:style>
    <style:style style:name="Táblázat1.A" style:family="table-column">
      <style:table-column-properties style:column-width="0.1639in" style:rel-column-width="2964*"/>
    </style:style>
    <style:style style:name="Táblázat1.B" style:family="table-column">
      <style:table-column-properties style:column-width="0.1646in" style:rel-column-width="2976*"/>
    </style:style>
    <style:style style:name="Táblázat1.C" style:family="table-column">
      <style:table-column-properties style:column-width="0.1653in" style:rel-column-width="2989*"/>
    </style:style>
    <style:style style:name="Táblázat1.V" style:family="table-column">
      <style:table-column-properties style:column-width="0.1632in" style:rel-column-width="2946*"/>
    </style:style>
    <style:style style:name="Táblázat1.A1" style:family="table-cell">
      <style:table-cell-properties fo:padding="0.0396in" fo:border-left="0.05pt solid #000000" fo:border-right="none" fo:border-top="0.05pt solid #000000" fo:border-bottom="0.05pt solid #000000"/>
    </style:style>
    <style:style style:name="Táblázat1.P1" style:family="table-cell">
      <style:table-cell-properties fo:padding="0.0396in" fo:border="0.05pt solid #000000"/>
    </style:style>
    <style:style style:name="Táblázat1.2" style:family="table-row">
      <style:table-row-properties style:min-row-height="0.2in"/>
    </style:style>
    <style:style style:name="Táblázat1.A2" style:family="table-cell">
      <style:table-cell-properties fo:padding="0.0396in" fo:border-left="0.05pt solid #000000" fo:border-right="none" fo:border-top="none" fo:border-bottom="0.05pt solid #000000"/>
    </style:style>
    <style:style style:name="Táblázat1.E2" style:family="table-cell">
      <style:table-cell-properties style:border-line-width-left="0.0111in 0.0111in 0.0111in" fo:padding="0.0396in" fo:border-left="2.4pt double #000000" fo:border-right="none" fo:border-top="none" fo:border-bottom="0.05pt solid #000000"/>
    </style:style>
    <style:style style:name="Táblázat1.V2" style:family="table-cell">
      <style:table-cell-properties fo:padding="0.0396in" fo:border-left="0.05pt solid #000000" fo:border-right="0.05pt solid #000000" fo:border-top="none" fo:border-bottom="0.05pt solid #000000"/>
    </style:style>
    <style:style style:name="Táblázat1.A3" style:family="table-cell">
      <style:table-cell-properties fo:padding="0in" fo:border-left="0.05pt solid #000000" fo:border-right="0.05pt solid #000000" fo:border-top="none" fo:border-bottom="0.05pt solid #000000"/>
    </style:style>
    <style:style style:name="Táblázat2" style:family="table">
      <style:table-properties style:width="3.5819in" table:align="margins" style:may-break-between-rows="false"/>
    </style:style>
    <style:style style:name="Táblázat2.A" style:family="table-column">
      <style:table-column-properties style:column-width="1.3639in" style:rel-column-width="24950*"/>
    </style:style>
    <style:style style:name="Táblázat2.B" style:family="table-column">
      <style:table-column-properties style:column-width="0.4271in" style:rel-column-width="7817*"/>
    </style:style>
    <style:style style:name="Táblázat2.D" style:family="table-column">
      <style:table-column-properties style:column-width="0.4271in" style:rel-column-width="7818*"/>
    </style:style>
    <style:style style:name="Táblázat2.A1" style:family="table-cell">
      <style:table-cell-properties style:vertical-align="middle" fo:background-color="#cccccc" fo:padding="0in" fo:border-left="0.05pt solid #000000" fo:border-right="none" fo:border-top="0.05pt solid #000000" fo:border-bottom="0.05pt solid #000000">
        <style:background-image/>
      </style:table-cell-properties>
    </style:style>
    <style:style style:name="Táblázat2.D1" style:family="table-cell">
      <style:table-cell-properties style:vertical-align="middle" fo:background-color="#cccccc" fo:padding="0in" fo:border="0.05pt solid #000000">
        <style:background-image/>
      </style:table-cell-properties>
    </style:style>
    <style:style style:name="Táblázat2.A2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B2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2.C2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D2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2.A3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B3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2.C3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D3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2.A4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B4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2.C4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D4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2.A5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B5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2.C5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D5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2.A6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B6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2.C6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D6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2.A7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B7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2.C7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D7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2.A8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B8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2.C8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D8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2.A9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B9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2.C9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D9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2.A10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B10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2.C10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D10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2.A11" style:family="table-cell">
      <style:table-cell-properties fo:padding="0in" fo:border-left="0.05pt solid #000000" fo:border-right="0.05pt solid #000000" fo:border-top="none" fo:border-bottom="0.05pt solid #000000"/>
    </style:style>
    <style:style style:name="Táblázat3" style:family="table">
      <style:table-properties style:width="3.5819in" table:align="margins" style:may-break-between-rows="false"/>
    </style:style>
    <style:style style:name="Táblázat3.A" style:family="table-column">
      <style:table-column-properties style:column-width="3.5819in" style:rel-column-width="65535*"/>
    </style:style>
    <style:style style:name="Táblázat3.A1" style:family="table-cell">
      <style:table-cell-properties fo:padding="0in" fo:border="0.05pt solid #000000"/>
    </style:style>
    <style:style style:name="Táblázat3.A2" style:family="table-cell">
      <style:table-cell-properties fo:padding="0in" fo:border-left="0.05pt solid #000000" fo:border-right="0.05pt solid #000000" fo:border-top="none" fo:border-bottom="0.05pt solid #000000"/>
    </style:style>
    <style:style style:name="Táblázat4" style:family="table">
      <style:table-properties style:width="3.6236in" table:align="margins" style:may-break-between-rows="false"/>
    </style:style>
    <style:style style:name="Táblázat4.A" style:family="table-column">
      <style:table-column-properties style:column-width="0.1639in" style:rel-column-width="2969*"/>
    </style:style>
    <style:style style:name="Táblázat4.B" style:family="table-column">
      <style:table-column-properties style:column-width="0.1646in" style:rel-column-width="2982*"/>
    </style:style>
    <style:style style:name="Táblázat4.O" style:family="table-column">
      <style:table-column-properties style:column-width="0.1729in" style:rel-column-width="3126*"/>
    </style:style>
    <style:style style:name="Táblázat4.P" style:family="table-column">
      <style:table-column-properties style:column-width="0.1569in" style:rel-column-width="2837*"/>
    </style:style>
    <style:style style:name="Táblázat4.V" style:family="table-column">
      <style:table-column-properties style:column-width="0.1618in" style:rel-column-width="2927*"/>
    </style:style>
    <style:style style:name="Táblázat4.A1" style:family="table-cell">
      <style:table-cell-properties fo:padding="0.0396in" fo:border-left="0.05pt solid #000000" fo:border-right="none" fo:border-top="0.05pt solid #000000" fo:border-bottom="0.05pt solid #000000"/>
    </style:style>
    <style:style style:name="Táblázat4.P1" style:family="table-cell">
      <style:table-cell-properties fo:padding="0.0396in" fo:border="0.05pt solid #000000"/>
    </style:style>
    <style:style style:name="Táblázat4.2" style:family="table-row">
      <style:table-row-properties style:min-row-height="0.2in"/>
    </style:style>
    <style:style style:name="Táblázat4.A2" style:family="table-cell">
      <style:table-cell-properties fo:padding="0.0396in" fo:border-left="0.05pt solid #000000" fo:border-right="none" fo:border-top="none" fo:border-bottom="0.05pt solid #000000"/>
    </style:style>
    <style:style style:name="Táblázat4.I2" style:family="table-cell">
      <style:table-cell-properties fo:padding="0.0396in" fo:border-left="1.5pt double-thin #000000" fo:border-right="none" fo:border-top="none" fo:border-bottom="0.05pt solid #000000"/>
    </style:style>
    <style:style style:name="Táblázat4.M2" style:family="table-cell">
      <style:table-cell-properties style:border-line-width-left="0.0069in 0.0069in 0.0069in" fo:padding="0.0396in" fo:border-left="1.5pt double #000000" fo:border-right="none" fo:border-top="none" fo:border-bottom="0.05pt solid #000000"/>
    </style:style>
    <style:style style:name="Táblázat4.Q2" style:family="table-cell">
      <style:table-cell-properties style:border-line-width-left="0.0111in 0.0111in 0.0111in" fo:padding="0.0396in" fo:border-left="2.4pt double #000000" fo:border-right="none" fo:border-top="none" fo:border-bottom="0.05pt solid #000000"/>
    </style:style>
    <style:style style:name="Táblázat4.V2" style:family="table-cell">
      <style:table-cell-properties fo:padding="0.0396in" fo:border-left="0.05pt solid #000000" fo:border-right="0.05pt solid #000000" fo:border-top="none" fo:border-bottom="0.05pt solid #000000"/>
    </style:style>
    <style:style style:name="Táblázat4.A3" style:family="table-cell">
      <style:table-cell-properties fo:padding="0in" fo:border-left="0.05pt solid #000000" fo:border-right="0.05pt solid #000000" fo:border-top="none" fo:border-bottom="0.05pt solid #000000"/>
    </style:style>
    <style:style style:name="Táblázat5" style:family="table">
      <style:table-properties style:width="3.5819in" table:align="margins" style:may-break-between-rows="false"/>
    </style:style>
    <style:style style:name="Táblázat5.A" style:family="table-column">
      <style:table-column-properties style:column-width="1.3639in" style:rel-column-width="24950*"/>
    </style:style>
    <style:style style:name="Táblázat5.B" style:family="table-column">
      <style:table-column-properties style:column-width="0.4271in" style:rel-column-width="7817*"/>
    </style:style>
    <style:style style:name="Táblázat5.D" style:family="table-column">
      <style:table-column-properties style:column-width="0.4271in" style:rel-column-width="7818*"/>
    </style:style>
    <style:style style:name="Táblázat5.A1" style:family="table-cell">
      <style:table-cell-properties style:vertical-align="middle" fo:background-color="#cccccc" fo:padding="0in" fo:border-left="0.05pt solid #000000" fo:border-right="none" fo:border-top="0.05pt solid #000000" fo:border-bottom="0.05pt solid #000000">
        <style:background-image/>
      </style:table-cell-properties>
    </style:style>
    <style:style style:name="Táblázat5.D1" style:family="table-cell">
      <style:table-cell-properties style:vertical-align="middle" fo:background-color="#cccccc" fo:padding="0in" fo:border="0.05pt solid #000000">
        <style:background-image/>
      </style:table-cell-properties>
    </style:style>
    <style:style style:name="Táblázat5.A2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B2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5.C2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D2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5.A3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B3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5.C3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D3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5.A4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B4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5.C4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D4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5.A5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B5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5.C5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D5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5.A6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B6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5.C6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D6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5.A7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B7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5.C7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D7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5.A8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B8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5.C8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D8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5.A9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B9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5.C9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D9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5.A10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B10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5.C10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D10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5.A11" style:family="table-cell">
      <style:table-cell-properties fo:padding="0in" fo:border-left="0.05pt solid #000000" fo:border-right="0.05pt solid #000000" fo:border-top="none" fo:border-bottom="0.05pt solid #000000"/>
    </style:style>
    <style:style style:name="Táblázat6" style:family="table">
      <style:table-properties style:width="3.5819in" table:align="margins" style:may-break-between-rows="false"/>
    </style:style>
    <style:style style:name="Táblázat6.A" style:family="table-column">
      <style:table-column-properties style:column-width="3.5819in" style:rel-column-width="65535*"/>
    </style:style>
    <style:style style:name="Táblázat6.A1" style:family="table-cell">
      <style:table-cell-properties fo:padding="0in" fo:border="0.05pt solid #000000"/>
    </style:style>
    <style:style style:name="Táblázat6.A2" style:family="table-cell">
      <style:table-cell-properties fo:padding="0in" fo:border-left="0.05pt solid #000000" fo:border-right="0.05pt solid #000000" fo:border-top="none" fo:border-bottom="0.05pt solid #000000"/>
    </style:style>
    <style:style style:name="Táblázat7" style:family="table">
      <style:table-properties style:width="3.6236in" table:align="margins" style:may-break-between-rows="false"/>
    </style:style>
    <style:style style:name="Táblázat7.A" style:family="table-column">
      <style:table-column-properties style:column-width="0.1639in" style:rel-column-width="2969*"/>
    </style:style>
    <style:style style:name="Táblázat7.B" style:family="table-column">
      <style:table-column-properties style:column-width="0.1646in" style:rel-column-width="2982*"/>
    </style:style>
    <style:style style:name="Táblázat7.O" style:family="table-column">
      <style:table-column-properties style:column-width="0.1729in" style:rel-column-width="3126*"/>
    </style:style>
    <style:style style:name="Táblázat7.P" style:family="table-column">
      <style:table-column-properties style:column-width="0.1569in" style:rel-column-width="2837*"/>
    </style:style>
    <style:style style:name="Táblázat7.V" style:family="table-column">
      <style:table-column-properties style:column-width="0.1618in" style:rel-column-width="2927*"/>
    </style:style>
    <style:style style:name="Táblázat7.A1" style:family="table-cell">
      <style:table-cell-properties fo:padding="0.0396in" fo:border-left="0.05pt solid #000000" fo:border-right="none" fo:border-top="0.05pt solid #000000" fo:border-bottom="0.05pt solid #000000"/>
    </style:style>
    <style:style style:name="Táblázat7.P1" style:family="table-cell">
      <style:table-cell-properties fo:padding="0.0396in" fo:border="0.05pt solid #000000"/>
    </style:style>
    <style:style style:name="Táblázat7.2" style:family="table-row">
      <style:table-row-properties style:min-row-height="0.2in"/>
    </style:style>
    <style:style style:name="Táblázat7.A2" style:family="table-cell">
      <style:table-cell-properties fo:padding="0.0396in" fo:border-left="0.05pt solid #000000" fo:border-right="none" fo:border-top="none" fo:border-bottom="0.05pt solid #000000"/>
    </style:style>
    <style:style style:name="Táblázat7.V2" style:family="table-cell">
      <style:table-cell-properties fo:padding="0.0396in" fo:border-left="0.05pt solid #000000" fo:border-right="0.05pt solid #000000" fo:border-top="none" fo:border-bottom="0.05pt solid #000000"/>
    </style:style>
    <style:style style:name="Táblázat7.A3" style:family="table-cell">
      <style:table-cell-properties fo:padding="0in" fo:border-left="0.05pt solid #000000" fo:border-right="0.05pt solid #000000" fo:border-top="none" fo:border-bottom="0.05pt solid #000000"/>
    </style:style>
    <style:style style:name="Táblázat8" style:family="table">
      <style:table-properties style:width="3.5819in" table:align="margins" style:may-break-between-rows="false"/>
    </style:style>
    <style:style style:name="Táblázat8.A" style:family="table-column">
      <style:table-column-properties style:column-width="1.3639in" style:rel-column-width="24950*"/>
    </style:style>
    <style:style style:name="Táblázat8.B" style:family="table-column">
      <style:table-column-properties style:column-width="0.4271in" style:rel-column-width="7817*"/>
    </style:style>
    <style:style style:name="Táblázat8.D" style:family="table-column">
      <style:table-column-properties style:column-width="0.4271in" style:rel-column-width="7818*"/>
    </style:style>
    <style:style style:name="Táblázat8.A1" style:family="table-cell">
      <style:table-cell-properties style:vertical-align="middle" fo:background-color="#cccccc" fo:padding="0in" fo:border-left="0.05pt solid #000000" fo:border-right="none" fo:border-top="0.05pt solid #000000" fo:border-bottom="0.05pt solid #000000">
        <style:background-image/>
      </style:table-cell-properties>
    </style:style>
    <style:style style:name="Táblázat8.D1" style:family="table-cell">
      <style:table-cell-properties style:vertical-align="middle" fo:background-color="#cccccc" fo:padding="0in" fo:border="0.05pt solid #000000">
        <style:background-image/>
      </style:table-cell-properties>
    </style:style>
    <style:style style:name="Táblázat8.A2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B2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8.C2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D2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8.A3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B3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8.C3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D3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8.A4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B4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8.C4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D4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8.A5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B5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8.C5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D5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8.A6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B6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8.C6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D6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8.A7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B7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8.C7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D7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8.A8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B8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8.C8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D8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8.A9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B9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8.C9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D9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8.A10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B10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8.C10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D10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8.A11" style:family="table-cell">
      <style:table-cell-properties fo:padding="0in" fo:border-left="0.05pt solid #000000" fo:border-right="0.05pt solid #000000" fo:border-top="none" fo:border-bottom="0.05pt solid #000000"/>
    </style:style>
    <style:style style:name="Táblázat9" style:family="table">
      <style:table-properties style:width="3.5819in" table:align="margins" style:may-break-between-rows="false"/>
    </style:style>
    <style:style style:name="Táblázat9.A" style:family="table-column">
      <style:table-column-properties style:column-width="3.5819in" style:rel-column-width="65535*"/>
    </style:style>
    <style:style style:name="Táblázat9.A1" style:family="table-cell">
      <style:table-cell-properties fo:padding="0in" fo:border="0.05pt solid #000000"/>
    </style:style>
    <style:style style:name="Táblázat9.A2" style:family="table-cell">
      <style:table-cell-properties fo:padding="0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in" fo:margin-bottom="0.0783in" style:contextual-spacing="false">
        <style:tab-stops>
          <style:tab-stop style:position="0.9898in"/>
        </style:tab-stops>
      </style:paragraph-properties>
      <style:text-properties fo:font-size="9pt" style:font-size-asian="9pt" style:font-size-complex="9pt"/>
    </style:style>
    <style:style style:name="P2" style:family="paragraph" style:parent-style-name="Text_20_body">
      <style:paragraph-properties fo:margin-top="0in" fo:margin-bottom="0.0783in" style:contextual-spacing="false">
        <style:tab-stops>
          <style:tab-stop style:position="0.9898in"/>
          <style:tab-stop style:position="2.0138in"/>
          <style:tab-stop style:position="2.2835in"/>
          <style:tab-stop style:position="3.2902in"/>
        </style:tab-stops>
      </style:paragraph-properties>
      <style:text-properties fo:font-size="9pt" style:font-size-asian="9pt" style:font-size-complex="9pt"/>
    </style:style>
    <style:style style:name="P3" style:family="paragraph" style:parent-style-name="Text_20_body">
      <style:paragraph-properties fo:margin-top="0in" fo:margin-bottom="0.0783in" style:contextual-spacing="false">
        <style:tab-stops>
          <style:tab-stop style:position="2.561in"/>
          <style:tab-stop style:position="3.611in"/>
        </style:tab-stops>
      </style:paragraph-properties>
      <style:text-properties fo:font-size="9pt" style:font-size-asian="9pt" style:font-size-complex="9pt"/>
    </style:style>
    <style:style style:name="P4" style:family="paragraph" style:parent-style-name="Text_20_body">
      <style:paragraph-properties fo:margin-top="0in" fo:margin-bottom="0.0783in" style:contextual-spacing="false">
        <style:tab-stops>
          <style:tab-stop style:position="3.6028in"/>
        </style:tab-stops>
      </style:paragraph-properties>
      <style:text-properties fo:font-size="9pt" style:font-size-asian="9pt" style:font-size-complex="9pt"/>
    </style:style>
    <style:style style:name="P5" style:family="paragraph" style:parent-style-name="Text_20_body">
      <style:paragraph-properties fo:margin-top="0in" fo:margin-bottom="0.0783in" style:contextual-spacing="false">
        <style:tab-stops>
          <style:tab-stop style:position="3.6028in"/>
        </style:tab-stops>
      </style:paragraph-properties>
      <style:text-properties fo:font-size="9pt" officeooo:paragraph-rsid="000ea7f5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7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8" style:family="paragraph" style:parent-style-name="Text_20_body">
      <style:text-properties fo:font-size="9pt" style:font-size-asian="9pt" style:font-size-complex="9pt"/>
    </style:style>
    <style:style style:name="P9" style:family="paragraph" style:parent-style-name="Table_20_Contents">
      <style:paragraph-properties fo:text-align="center" style:justify-single-word="false"/>
      <style:text-properties fo:font-size="9pt" officeooo:rsid="0003eb3d" officeooo:paragraph-rsid="0003eb3d" style:font-size-asian="9pt" style:font-size-complex="9pt"/>
    </style:style>
    <style:style style:name="P10" style:family="paragraph" style:parent-style-name="Table_20_Contents">
      <style:paragraph-properties fo:text-align="start" style:justify-single-word="false"/>
      <style:text-properties fo:font-size="9pt" officeooo:rsid="0003eb3d" officeooo:paragraph-rsid="0003eb3d" style:font-size-asian="9pt" style:font-size-complex="9pt"/>
    </style:style>
    <style:style style:name="P11" style:family="paragraph" style:parent-style-name="Table_20_Contents">
      <style:paragraph-properties fo:text-align="center" style:justify-single-word="false"/>
      <style:text-properties fo:font-size="9pt" officeooo:rsid="00093388" officeooo:paragraph-rsid="00093388" style:font-size-asian="9pt" style:font-size-complex="9pt"/>
    </style:style>
    <style:style style:name="P12" style:family="paragraph" style:parent-style-name="Table_20_Contents">
      <style:paragraph-properties fo:text-align="center" style:justify-single-word="false"/>
      <style:text-properties fo:font-size="9pt" officeooo:rsid="000b2ec7" officeooo:paragraph-rsid="000b2ec7" style:font-size-asian="9pt" style:font-size-complex="9pt"/>
    </style:style>
    <style:style style:name="P13" style:family="paragraph" style:parent-style-name="Text_20_body">
      <style:text-properties fo:font-size="9pt" officeooo:rsid="00074164" officeooo:paragraph-rsid="00074164" style:font-size-asian="9pt" style:font-size-complex="9pt"/>
    </style:style>
    <style:style style:name="P14" style:family="paragraph" style:parent-style-name="Table_20_Contents">
      <style:paragraph-properties fo:text-align="center" style:justify-single-word="false"/>
      <style:text-properties fo:font-size="9pt" officeooo:rsid="000ea7f5" officeooo:paragraph-rsid="000ea7f5" style:font-size-asian="9pt" style:font-size-complex="9pt"/>
    </style:style>
    <style:style style:name="P15" style:family="paragraph" style:parent-style-name="Table_20_Contents">
      <style:paragraph-properties fo:text-align="center" style:justify-single-word="false"/>
      <style:text-properties fo:font-size="9pt" officeooo:rsid="000f343b" officeooo:paragraph-rsid="000f343b" style:font-size-asian="9pt" style:font-size-complex="9pt"/>
    </style:style>
    <style:style style:name="P16" style:family="paragraph" style:parent-style-name="Text_20_body">
      <style:paragraph-properties fo:margin-top="0in" fo:margin-bottom="0.0783in" style:contextual-spacing="false">
        <style:tab-stops>
          <style:tab-stop style:position="3.611in"/>
        </style:tab-stops>
      </style:paragraph-properties>
      <style:text-properties fo:font-size="9pt" fo:font-weight="bold" style:font-size-asian="9pt" style:font-weight-asian="bold" style:font-size-complex="9pt" style:font-weight-complex="bold"/>
    </style:style>
    <style:style style:name="P17" style:family="paragraph" style:parent-style-name="Text_20_body">
      <style:paragraph-properties fo:margin-top="0in" fo:margin-bottom="0.0783in" style:contextual-spacing="false">
        <style:tab-stops>
          <style:tab-stop style:position="3.611in"/>
        </style:tab-stops>
      </style:paragraph-properties>
      <style:text-properties fo:font-size="9pt" fo:font-weight="bold" officeooo:paragraph-rsid="0006df22" style:font-size-asian="9pt" style:font-weight-asian="bold" style:font-size-complex="9pt" style:font-weight-complex="bold"/>
    </style:style>
    <style:style style:name="P18" style:family="paragraph" style:parent-style-name="Text_20_body">
      <style:paragraph-properties fo:margin-top="0in" fo:margin-bottom="0.0783in" style:contextual-spacing="false">
        <style:tab-stops>
          <style:tab-stop style:position="3.611in"/>
        </style:tab-stops>
      </style:paragraph-properties>
      <style:text-properties fo:font-size="9pt" fo:font-weight="bold" officeooo:paragraph-rsid="00074164" style:font-size-asian="9pt" style:font-weight-asian="bold" style:font-size-complex="9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20" style:family="paragraph" style:parent-style-name="Text_20_body">
      <style:paragraph-properties fo:margin-top="0in" fo:margin-bottom="0.0398in" style:contextual-spacing="false">
        <style:tab-stops>
          <style:tab-stop style:position="3.6028in"/>
        </style:tab-stops>
      </style:paragraph-properties>
      <style:text-properties fo:font-size="9pt" fo:font-weight="bold" style:font-size-asian="9pt" style:font-weight-asian="bold" style:font-size-complex="9pt" style:font-weight-complex="bold"/>
    </style:style>
    <style:style style:name="P21" style:family="paragraph" style:parent-style-name="Text_20_body">
      <style:paragraph-properties fo:margin-top="0in" fo:margin-bottom="0.0783in" style:contextual-spacing="false">
        <style:tab-stops>
          <style:tab-stop style:position="1.8492in"/>
          <style:tab-stop style:position="1.9791in"/>
          <style:tab-stop style:position="2.9165in"/>
          <style:tab-stop style:position="3.3425in"/>
        </style:tab-stops>
      </style:paragraph-properties>
      <style:text-properties fo:font-size="9pt" style:text-underline-style="solid" style:text-underline-width="auto" style:text-underline-color="font-color" style:font-size-asian="9pt" style:font-size-complex="9pt"/>
    </style:style>
    <style:style style:name="P22" style:family="paragraph" style:parent-style-name="Text_20_body">
      <style:paragraph-properties fo:margin-top="0in" fo:margin-bottom="0.0783in" style:contextual-spacing="false">
        <style:tab-stops>
          <style:tab-stop style:position="3.6028in"/>
        </style:tab-stops>
      </style:paragraph-properties>
      <style:text-properties fo:font-size="9pt" style:text-underline-style="solid" style:text-underline-width="auto" style:text-underline-color="font-color" style:font-size-asian="9pt" style:font-size-complex="9pt"/>
    </style:style>
    <style:style style:name="P23" style:family="paragraph" style:parent-style-name="Text_20_body">
      <style:paragraph-properties fo:margin-top="0in" fo:margin-bottom="0.0783in" style:contextual-spacing="false">
        <style:tab-stops>
          <style:tab-stop style:position="3.6028in"/>
        </style:tab-stops>
      </style:paragraph-properties>
      <style:text-properties fo:font-size="9pt" style:text-underline-style="solid" style:text-underline-width="auto" style:text-underline-color="font-color" officeooo:paragraph-rsid="000ea7f5" style:font-size-asian="9pt" style:font-size-complex="9pt"/>
    </style:style>
    <style:style style:name="P24" style:family="paragraph" style:parent-style-name="Text_20_body">
      <style:paragraph-properties fo:margin-top="0in" fo:margin-bottom="0.0783in" style:contextual-spacing="false">
        <style:tab-stops>
          <style:tab-stop style:position="1.4673in"/>
          <style:tab-stop style:position="2.0835in"/>
          <style:tab-stop style:position="3.5591in"/>
        </style:tab-stops>
      </style:paragraph-properties>
      <style:text-properties fo:font-size="9pt" style:text-underline-style="none" style:font-size-asian="9pt" style:font-size-complex="9pt"/>
    </style:style>
    <style:style style:name="P25" style:family="paragraph" style:parent-style-name="Text_20_body">
      <style:paragraph-properties fo:margin-top="0in" fo:margin-bottom="0.0783in" style:contextual-spacing="false">
        <style:tab-stops>
          <style:tab-stop style:position="1.4673in"/>
          <style:tab-stop style:position="2.0835in"/>
          <style:tab-stop style:position="3.5591in"/>
        </style:tab-stops>
      </style:paragraph-properties>
      <style:text-properties fo:font-size="9pt" style:text-underline-style="none" officeooo:paragraph-rsid="00074164" style:font-size-asian="9pt" style:font-size-complex="9pt"/>
    </style:style>
    <style:style style:name="P26" style:family="paragraph" style:parent-style-name="Text_20_body">
      <style:paragraph-properties fo:margin-top="0in" fo:margin-bottom="0.0783in" style:contextual-spacing="false" fo:break-before="column">
        <style:tab-stops>
          <style:tab-stop style:position="1.4409in"/>
          <style:tab-stop style:position="3.5681in"/>
        </style:tab-stops>
      </style:paragraph-properties>
      <style:text-properties fo:font-size="9pt" style:text-underline-style="none" style:font-size-asian="9pt" style:font-size-complex="9pt"/>
    </style:style>
    <style:style style:name="P27" style:family="paragraph" style:parent-style-name="Text_20_body">
      <style:paragraph-properties fo:margin-top="0in" fo:margin-bottom="0.0783in" style:contextual-spacing="false" fo:break-before="column">
        <style:tab-stops>
          <style:tab-stop style:position="1.4409in"/>
          <style:tab-stop style:position="3.5681in"/>
        </style:tab-stops>
      </style:paragraph-properties>
      <style:text-properties fo:font-size="9pt" style:text-underline-style="none" officeooo:paragraph-rsid="00074164" style:font-size-asian="9pt" style:font-size-complex="9pt"/>
    </style:style>
    <style:style style:name="P28" style:family="paragraph" style:parent-style-name="Text_20_body">
      <style:text-properties fo:font-size="9pt" officeooo:rsid="0003eb3d" officeooo:paragraph-rsid="0003eb3d" fo:background-color="transparent" style:font-size-asian="9pt" style:font-size-complex="9pt"/>
    </style:style>
    <style:style style:name="P29" style:family="paragraph" style:parent-style-name="Text_20_body">
      <style:paragraph-properties fo:margin-top="0in" fo:margin-bottom="0.0783in" style:contextual-spacing="false">
        <style:tab-stops>
          <style:tab-stop style:position="0.3646in"/>
          <style:tab-stop style:position="0.7728in"/>
          <style:tab-stop style:position="1.311in"/>
          <style:tab-stop style:position="1.7189in"/>
          <style:tab-stop style:position="2.0752in"/>
          <style:tab-stop style:position="2.4827in"/>
          <style:tab-stop style:position="2.978in"/>
        </style:tab-stops>
      </style:paragraph-properties>
      <style:text-properties fo:font-size="8pt" fo:font-weight="normal" style:font-size-asian="8pt" style:font-weight-asian="normal" style:font-size-complex="8pt" style:font-weight-complex="normal"/>
    </style:style>
    <style:style style:name="P30" style:family="paragraph" style:parent-style-name="Text_20_body">
      <style:paragraph-properties fo:margin-top="0in" fo:margin-bottom="0.0783in" style:contextual-spacing="false">
        <style:tab-stops>
          <style:tab-stop style:position="0.3646in"/>
          <style:tab-stop style:position="0.7728in"/>
          <style:tab-stop style:position="1.311in"/>
          <style:tab-stop style:position="1.7189in"/>
          <style:tab-stop style:position="2.0752in"/>
          <style:tab-stop style:position="2.4827in"/>
          <style:tab-stop style:position="2.978in"/>
        </style:tab-stops>
      </style:paragraph-properties>
      <style:text-properties fo:font-size="8pt" fo:font-weight="normal" officeooo:paragraph-rsid="0006df22" style:font-size-asian="8pt" style:font-weight-asian="normal" style:font-size-complex="8pt" style:font-weight-complex="normal"/>
    </style:style>
    <style:style style:name="P31" style:family="paragraph" style:parent-style-name="Text_20_body">
      <style:paragraph-properties fo:margin-top="0in" fo:margin-bottom="0.0783in" style:contextual-spacing="false">
        <style:tab-stops>
          <style:tab-stop style:position="0.3646in"/>
          <style:tab-stop style:position="0.7728in"/>
          <style:tab-stop style:position="1.311in"/>
          <style:tab-stop style:position="1.7189in"/>
          <style:tab-stop style:position="2.0752in"/>
          <style:tab-stop style:position="2.4827in"/>
          <style:tab-stop style:position="2.978in"/>
        </style:tab-stops>
      </style:paragraph-properties>
      <style:text-properties fo:font-size="8pt" fo:font-weight="normal" officeooo:paragraph-rsid="00074164" style:font-size-asian="8pt" style:font-weight-asian="normal" style:font-size-complex="8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33" style:family="paragraph" style:parent-style-name="Standard">
      <style:paragraph-properties fo:margin-top="0in" fo:margin-bottom="0.0783in" style:contextual-spacing="false">
        <style:tab-stops>
          <style:tab-stop style:position="3.3425in"/>
        </style:tab-stops>
      </style:paragraph-properties>
      <style:text-properties style:text-underline-style="solid" style:text-underline-width="auto" style:text-underline-color="font-color"/>
    </style:style>
    <style:style style:name="P34" style:family="paragraph" style:parent-style-name="Text_20_body">
      <style:text-properties style:text-underline-style="solid" style:text-underline-width="auto" style:text-underline-color="font-color"/>
    </style:style>
    <style:style style:name="P35" style:family="paragraph" style:parent-style-name="Text_20_body">
      <style:text-properties fo:font-size="11pt" style:font-size-asian="11pt" style:font-size-complex="11pt"/>
    </style:style>
    <style:style style:name="P36" style:family="paragraph" style:parent-style-name="Standard">
      <style:text-properties fo:font-size="11pt" style:font-size-asian="11pt" style:font-size-complex="11pt"/>
    </style:style>
    <style:style style:name="P37" style:family="paragraph" style:parent-style-name="Text_20_body">
      <style:paragraph-properties fo:margin-top="0in" fo:margin-bottom="0in" style:contextual-spacing="false">
        <style:tab-stops>
          <style:tab-stop style:position="3.3425in"/>
        </style:tab-stops>
      </style:paragraph-properties>
      <style:text-properties style:text-underline-style="none"/>
    </style:style>
    <style:style style:name="P38" style:family="paragraph" style:parent-style-name="Text_20_body">
      <style:paragraph-properties fo:margin-top="0in" fo:margin-bottom="0.0398in" style:contextual-spacing="false">
        <style:tab-stops>
          <style:tab-stop style:position="3.5854in"/>
        </style:tab-stops>
      </style:paragraph-properties>
      <style:text-properties style:text-underline-style="none" fo:font-weight="bold" style:font-weight-asian="bold" style:font-weight-complex="bold"/>
    </style:style>
    <style:style style:name="P39" style:family="paragraph" style:parent-style-name="Text_20_body">
      <style:paragraph-properties fo:margin-top="0in" fo:margin-bottom="0.0398in" style:contextual-spacing="false">
        <style:tab-stops>
          <style:tab-stop style:position="3.5854in"/>
        </style:tab-stops>
      </style:paragraph-properties>
      <style:text-properties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normal" officeooo:rsid="00030649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officeooo:rsid="00044454"/>
    </style:style>
    <style:style style:name="T5" style:family="text">
      <style:text-properties style:text-underline-style="solid" style:text-underline-width="auto" style:text-underline-color="font-color" officeooo:rsid="0004eef0"/>
    </style:style>
    <style:style style:name="T6" style:family="text">
      <style:text-properties style:text-underline-style="solid" style:text-underline-width="auto" style:text-underline-color="font-color" officeooo:rsid="00074164"/>
    </style:style>
    <style:style style:name="T7" style:family="text">
      <style:text-properties style:text-underline-style="none"/>
    </style:style>
    <style:style style:name="T8" style:family="text">
      <style:text-properties style:text-underline-style="none" fo:font-weight="bold" style:font-weight-asian="bold" style:font-weight-complex="bold"/>
    </style:style>
    <style:style style:name="T9" style:family="text">
      <style:text-properties style:text-underline-style="none" officeooo:rsid="00017ec7"/>
    </style:style>
    <style:style style:name="T10" style:family="text">
      <style:text-properties style:text-underline-style="none" officeooo:rsid="00044454"/>
    </style:style>
    <style:style style:name="T11" style:family="text">
      <style:text-properties style:text-underline-style="none" officeooo:rsid="0006df22"/>
    </style:style>
    <style:style style:name="T12" style:family="text">
      <style:text-properties style:text-underline-style="none" officeooo:rsid="00074164"/>
    </style:style>
    <style:style style:name="T13" style:family="text">
      <style:text-properties style:text-underline-style="none" officeooo:rsid="0008c944"/>
    </style:style>
    <style:style style:name="T14" style:family="text">
      <style:text-properties style:text-underline-style="none" officeooo:rsid="00093388"/>
    </style:style>
    <style:style style:name="T15" style:family="text">
      <style:text-properties style:text-underline-style="none" officeooo:rsid="000cb47e"/>
    </style:style>
    <style:style style:name="T16" style:family="text">
      <style:text-properties style:text-underline-style="none" officeooo:rsid="000fe8d6"/>
    </style:style>
    <style:style style:name="T17" style:family="text">
      <style:text-properties fo:font-size="8pt" style:text-underline-style="none" style:font-size-asian="8pt" style:font-size-complex="8pt"/>
    </style:style>
    <style:style style:name="T18" style:family="text">
      <style:text-properties fo:font-size="8pt" style:text-underline-style="none" officeooo:rsid="0003eb3d" style:font-size-asian="8pt" style:font-size-complex="8pt"/>
    </style:style>
    <style:style style:name="T19" style:family="text">
      <style:text-properties fo:font-size="8pt" style:font-size-asian="8pt" style:font-size-complex="8pt"/>
    </style:style>
    <style:style style:name="T20" style:family="text">
      <style:text-properties fo:font-size="8pt" style:text-underline-style="solid" style:text-underline-width="auto" style:text-underline-color="font-color" officeooo:rsid="0003eb3d" style:font-size-asian="8pt" style:font-size-complex="8pt"/>
    </style:style>
    <style:style style:name="T21" style:family="text">
      <style:text-properties style:font-name="Tahoma1"/>
    </style:style>
    <style:style style:name="T22" style:family="text">
      <style:text-properties style:font-name="Tahoma1" style:text-underline-style="solid" style:text-underline-width="auto" style:text-underline-color="font-color"/>
    </style:style>
    <style:style style:name="T23" style:family="text">
      <style:text-properties style:font-name="Tahoma1" style:text-underline-style="solid" style:text-underline-width="auto" style:text-underline-color="font-color" officeooo:rsid="00074164"/>
    </style:style>
    <style:style style:name="T24" style:family="text">
      <style:text-properties style:font-name="Tahoma1" fo:font-size="7pt" style:text-underline-style="solid" style:text-underline-width="auto" style:text-underline-color="font-color" style:font-size-asian="7pt" style:font-size-complex="7pt"/>
    </style:style>
    <style:style style:name="T25" style:family="text">
      <style:text-properties style:font-name="Tahoma1" fo:font-size="7pt" style:text-underline-style="solid" style:text-underline-width="auto" style:text-underline-color="font-color" officeooo:rsid="0000f451" style:font-size-asian="7pt" style:font-size-complex="7pt"/>
    </style:style>
    <style:style style:name="T26" style:family="text">
      <style:text-properties style:font-name="Tahoma1" officeooo:rsid="00030649"/>
    </style:style>
    <style:style style:name="T27" style:family="text">
      <style:text-properties fo:font-size="9pt" style:font-size-asian="9pt" style:font-size-complex="9pt"/>
    </style:style>
    <style:style style:name="T28" style:family="text">
      <style:text-properties fo:font-size="9pt" officeooo:rsid="00074164" style:font-size-asian="9pt" style:font-size-complex="9pt"/>
    </style:style>
    <style:style style:name="T29" style:family="text">
      <style:text-properties fo:font-size="9pt" style:text-underline-style="solid" style:text-underline-width="auto" style:text-underline-color="font-color" style:font-size-asian="9pt" style:font-size-complex="9pt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size="7pt" style:text-underline-style="solid" style:text-underline-width="auto" style:text-underline-color="font-color" style:font-size-asian="7pt" style:font-size-complex="7pt"/>
    </style:style>
    <style:style style:name="T32" style:family="text">
      <style:text-properties fo:font-size="7pt" style:text-underline-style="solid" style:text-underline-width="auto" style:text-underline-color="font-color" officeooo:rsid="00030649" style:font-size-asian="7pt" style:font-size-complex="7pt"/>
    </style:style>
    <style:style style:name="T33" style:family="text">
      <style:text-properties fo:font-size="7pt" style:font-size-asian="7pt" style:font-size-complex="7pt"/>
    </style:style>
    <style:style style:name="T34" style:family="text">
      <style:text-properties style:text-position="super 58%" fo:font-size="8pt" style:font-size-asian="8pt" style:font-size-complex="8pt"/>
    </style:style>
    <style:style style:name="T35" style:family="text">
      <style:text-properties style:text-position="super 58%" fo:font-size="8pt" style:text-underline-style="none" style:font-size-asian="8pt" style:font-size-complex="8pt"/>
    </style:style>
    <style:style style:name="T36" style:family="text">
      <style:text-properties style:text-position="super 58%" fo:font-size="8pt" style:text-underline-style="solid" style:text-underline-width="auto" style:text-underline-color="font-color" style:font-size-asian="8pt" style:font-size-complex="8pt"/>
    </style:style>
    <style:style style:name="T37" style:family="text">
      <style:text-properties style:text-position="super 58%" style:font-name="Tahoma1" fo:font-size="8pt" style:text-underline-style="solid" style:text-underline-width="auto" style:text-underline-color="font-color" style:font-size-asian="8pt" style:font-size-complex="8pt"/>
    </style:style>
    <style:style style:name="T38" style:family="text">
      <style:text-properties officeooo:rsid="00030649"/>
    </style:style>
    <style:style style:name="T39" style:family="text">
      <style:text-properties officeooo:rsid="0003eb3d"/>
    </style:style>
    <style:style style:name="T40" style:family="text">
      <style:text-properties officeooo:rsid="00074164"/>
    </style:style>
    <style:style style:name="T41" style:family="text">
      <style:text-properties officeooo:rsid="0008c944"/>
    </style:style>
    <style:style style:name="T42" style:family="text">
      <style:text-properties officeooo:rsid="000b2ec7"/>
    </style:style>
    <style:style style:name="Sect1" style:family="section">
      <style:section-properties text:dont-balance-text-columns="true" style:editable="false">
        <style:columns fo:column-count="2">
          <style:column style:rel-width="4846*" fo:start-indent="0in" fo:end-indent="0.0193in"/>
          <style:column style:rel-width="4790*" fo:start-indent="0.0193in" fo:end-indent="0in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section text:style-name="Sect1" text:name="Szakasz1">
        <text:p text:style-name="P20"><text:span text:style-name="T7">Név, jellemző, szint: </text:span><text:span text:style-name="T2"><text:s/></text:span><text:span text:style-name="T3">Lovas-p</text:span><text:span text:style-name="T2">áncélos lovag</text:span></text:p>
        <text:p text:style-name="P38"><text:span text:style-name="T27">Fegyverei: </text:span><text:span text:style-name="T28">Lovagkard, Csatabárd (egykezes)</text:span></text:p>
        <table:table table:name="Táblázat1" table:style-name="Táblázat1">
          <table:table-column table:style-name="Táblázat1.A"/>
          <table:table-column table:style-name="Táblázat1.B"/>
          <table:table-column table:style-name="Táblázat1.C"/>
          <table:table-column table:style-name="Táblázat1.B"/>
          <table:table-column table:style-name="Táblázat1.C"/>
          <table:table-column table:style-name="Táblázat1.B" table:number-columns-repeated="2"/>
          <table:table-column table:style-name="Táblázat1.C"/>
          <table:table-column table:style-name="Táblázat1.B"/>
          <table:table-column table:style-name="Táblázat1.C"/>
          <table:table-column table:style-name="Táblázat1.B"/>
          <table:table-column table:style-name="Táblázat1.C"/>
          <table:table-column table:style-name="Táblázat1.B"/>
          <table:table-column table:style-name="Táblázat1.C"/>
          <table:table-column table:style-name="Táblázat1.A"/>
          <table:table-column table:style-name="Táblázat1.C" table:number-columns-repeated="2"/>
          <table:table-column table:style-name="Táblázat1.B"/>
          <table:table-column table:style-name="Táblázat1.C"/>
          <table:table-column table:style-name="Táblázat1.B" table:number-columns-repeated="2"/>
          <table:table-column table:style-name="Táblázat1.V"/>
          <table:table-row>
            <table:table-cell table:style-name="Táblázat1.A1" table:number-columns-spanned="15" office:value-type="string">
              <text:p text:style-name="P8"><text:span text:style-name="T30">ÉP</text:span>: <text:span text:style-name="T39">18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áblázat1.P1" table:number-columns-spanned="7" office:value-type="string">
              <text:p text:style-name="P8">SFÉ: <text:span text:style-name="T34">SZ</text:span><text:span text:style-name="T20">12</text:span><text:span text:style-name="T1"> </text:span><text:span text:style-name="T7"><text:s/>/ </text:span><text:span text:style-name="T35">V</text:span><text:span text:style-name="T20">14</text:span><text:span text:style-name="T1"> </text:span><text:span text:style-name="T7"><text:s/>/</text:span><text:span text:style-name="T35">Z</text:span><text:span text:style-name="T7"> </text:span><text:span text:style-name="T18">9</text:span><text:span text:style-name="T1"> 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áblázat1.2">
            <table:table-cell table:style-name="Táblázat1.A2" office:value-type="string">
              <text:p text:style-name="P28">X</text:p>
            </table:table-cell>
            <table:table-cell table:style-name="Táblázat1.A2" office:value-type="string">
              <text:p text:style-name="P28">X</text:p>
            </table:table-cell>
            <table:table-cell table:style-name="Táblázat1.A2" office:value-type="string">
              <text:p text:style-name="P28">X</text:p>
            </table:table-cell>
            <table:table-cell table:style-name="Táblázat1.A2" office:value-type="string">
              <text:p text:style-name="P28">X</text:p>
            </table:table-cell>
            <table:table-cell table:style-name="Táblázat1.E2" office:value-type="string">
              <text:p text:style-name="P8"/>
            </table:table-cell>
            <table:table-cell table:style-name="Táblázat1.A2" office:value-type="string">
              <text:p text:style-name="P8"/>
            </table:table-cell>
            <table:table-cell table:style-name="Táblázat1.A2" office:value-type="string">
              <text:p text:style-name="P8"/>
            </table:table-cell>
            <table:table-cell table:style-name="Táblázat1.A2" office:value-type="string">
              <text:p text:style-name="P8"/>
            </table:table-cell>
            <table:table-cell table:style-name="Táblázat1.E2" office:value-type="string">
              <text:p text:style-name="P8"/>
            </table:table-cell>
            <table:table-cell table:style-name="Táblázat1.A2" office:value-type="string">
              <text:p text:style-name="P8"/>
            </table:table-cell>
            <table:table-cell table:style-name="Táblázat1.A2" office:value-type="string">
              <text:p text:style-name="P8"/>
            </table:table-cell>
            <table:table-cell table:style-name="Táblázat1.A2" office:value-type="string">
              <text:p text:style-name="P8"/>
            </table:table-cell>
            <table:table-cell table:style-name="Táblázat1.E2" office:value-type="string">
              <text:p text:style-name="P8"/>
            </table:table-cell>
            <table:table-cell table:style-name="Táblázat1.A2" office:value-type="string">
              <text:p text:style-name="P8"/>
            </table:table-cell>
            <table:table-cell table:style-name="Táblázat1.A2" office:value-type="string">
              <text:p text:style-name="P8"/>
            </table:table-cell>
            <table:table-cell table:style-name="Táblázat1.A2" office:value-type="string">
              <text:p text:style-name="P8"/>
            </table:table-cell>
            <table:table-cell table:style-name="Táblázat1.A2" office:value-type="string">
              <text:p text:style-name="P8"/>
            </table:table-cell>
            <table:table-cell table:style-name="Táblázat1.E2" office:value-type="string">
              <text:p text:style-name="P8"/>
            </table:table-cell>
            <table:table-cell table:style-name="Táblázat1.A2" office:value-type="string">
              <text:p text:style-name="P8"/>
            </table:table-cell>
            <table:table-cell table:style-name="Táblázat1.A2" office:value-type="string">
              <text:p text:style-name="P8"/>
            </table:table-cell>
            <table:table-cell table:style-name="Táblázat1.A2" office:value-type="string">
              <text:p text:style-name="P8"/>
            </table:table-cell>
            <table:table-cell table:style-name="Táblázat1.V2" office:value-type="string">
              <text:p text:style-name="P8"/>
            </table:table-cell>
          </table:table-row>
          <table:table-row>
            <table:table-cell table:style-name="Táblázat1.A3" table:number-columns-spanned="22" office:value-type="string">
              <text:p text:style-name="Text_20_body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34"/>
        <text:p text:style-name="P2"><text:span text:style-name="T30">KÉ</text:span>: <text:span text:style-name="T38">40</text:span><text:span text:style-name="T4">_</text:span><text:span text:style-name="T7"> <text:s/>F1(</text:span><text:span text:style-name="T1"> </text:span><text:span text:style-name="T4">Lovagkard</text:span><text:span text:style-name="T1"> </text:span><text:span text:style-name="T7">): </text:span><text:span text:style-name="T4">12V/S</text:span><text:span text:style-name="T5">+1Á </text:span><text:span text:style-name="T4"><text:s/></text:span><text:span text:style-name="T17">SP <text:s text:c="2"/></text:span><text:span text:style-name="T7">F2(</text:span><text:span text:style-name="T1"> </text:span><text:span text:style-name="T4">Csatabárd</text:span><text:span text:style-name="T7">): </text:span><text:span text:style-name="T10">9V</text:span><text:span text:style-name="T4"> </text:span><text:span text:style-name="T17">SP</text:span></text:p>
        <text:p text:style-name="P3"><text:span text:style-name="T30">TÉ</text:span>: <text:span text:style-name="T38">97</text:span><text:span text:style-name="T1"><text:tab/></text:span><text:span text:style-name="T7"> T/K:</text:span><text:span text:style-name="T1"><text:tab/></text:span></text:p>
        <text:p text:style-name="P5"><text:span text:style-name="T8">VÉ</text:span><text:span text:style-name="T7">: </text:span><text:span text:style-name="T10">(181+30)=211, </text:span><text:span text:style-name="T1"><text:tab/></text:span></text:p>
        <text:p text:style-name="P23"><text:tab/></text:p>
        <text:p text:style-name="P21"><text:span text:style-name="T7">Pajzs: </text:span><text:span text:style-name="T10">30 </text:span><text:span text:style-name="T16">(Közepes)</text:span><text:tab/><text:span text:style-name="T7"><text:tab/>Erőbónusz: </text:span><text:span text:style-name="T16">+4</text:span><text:tab/></text:p>
        <text:p text:style-name="P1"><text:span text:style-name="T8">CÉ</text:span><text:span text:style-name="T7">: -</text:span><text:span text:style-name="T11">26</text:span><text:span text:style-name="T1"><text:tab/></text:span></text:p>
        <text:p text:style-name="P17"><text:span text:style-name="T7">Puszta kézzel: KÉ: </text:span><text:span text:style-name="T11">15</text:span><text:span text:style-name="T7"> <text:s text:c="2"/>TÉ: </text:span><text:span text:style-name="T11">54</text:span><text:span text:style-name="T7"> <text:s text:c="2"/>VÉ: </text:span><text:span text:style-name="T11">141</text:span></text:p>
        <text:p text:style-name="P30"><text:span text:style-name="T7">Erő: </text:span><text:span text:style-name="T1">4</text:span><text:span text:style-name="T7"> Edz: </text:span><text:span text:style-name="T1">3</text:span><text:span text:style-name="T7"> Gyors: </text:span><text:span text:style-name="T1">3</text:span><text:span text:style-name="T7"> Ügy: </text:span><text:span text:style-name="T1">2</text:span><text:span text:style-name="T7"> IQ:0</text:span><text:span text:style-name="T1"><text:tab/></text:span><text:span text:style-name="T7"> Eml: </text:span><text:span text:style-name="T1">-</text:span><text:span text:style-name="T7">1 Önur:</text:span><text:span text:style-name="T9">2</text:span><text:span text:style-name="T7"> </text:span><text:span text:style-name="T9">Érz</text:span><text:span text:style-name="T7">: -</text:span><text:span text:style-name="T9">1</text:span></text:p>
        <text:p text:style-name="P26"><text:span text:style-name="T31">H1:</text:span><text:span text:style-name="T32">K</text:span><text:span text:style-name="T1">ardvívás </text:span>: <text:span text:style-name="T1"><text:s text:c="2"/>9 <text:s/></text:span><text:span text:style-name="T31">.sz </text:span><text:span text:style-name="T1">(</text:span><text:span text:style-name="T36">S</text:span><text:span text:style-name="T1"> <text:s text:c="2"/>)</text:span><text:tab/><text:span text:style-name="T33">Mesterfegyver (fegy, fok)</text:span><text:span text:style-name="T19">:</text:span> <text:span text:style-name="T1">Kard, lovag</text:span></text:p>
        <text:p text:style-name="P24"><text:span text:style-name="T24">H</text:span><text:span text:style-name="T25">2</text:span><text:span text:style-name="T24">:</text:span><text:span text:style-name="T22">Pusztítás <text:s text:c="4"/></text:span><text:span text:style-name="T21">: </text:span><text:span text:style-name="T22"><text:s/>9 <text:s text:c="2"/></text:span><text:span text:style-name="T24">.sz </text:span><text:span text:style-name="T22">(</text:span><text:span text:style-name="T37">S</text:span><text:span text:style-name="T22"> <text:s text:c="2"/>)</text:span><text:span text:style-name="T21"> Ψp: </text:span><text:span text:style-name="T22">2</text:span><text:span text:style-name="T21">.</text:span><text:span text:style-name="T26">fok <text:s/></text:span><text:span text:style-name="T21">Mana: </text:span><text:span text:style-name="T22">-</text:span></text:p>
        <table:table table:name="Táblázat2" table:style-name="Táblázat2">
          <table:table-column table:style-name="Táblázat2.A"/>
          <table:table-column table:style-name="Táblázat2.B"/>
          <table:table-column table:style-name="Táblázat2.A"/>
          <table:table-column table:style-name="Táblázat2.D"/>
          <table:table-row>
            <table:table-cell table:style-name="Táblázat2.A1" office:value-type="string">
              <text:p text:style-name="P32">Képzettség, Fortély, Manőver</text:p>
            </table:table-cell>
            <table:table-cell table:style-name="Táblázat2.A1" office:value-type="string">
              <text:p text:style-name="P32">Értéke</text:p>
            </table:table-cell>
            <table:table-cell table:style-name="Táblázat2.A1" office:value-type="string">
              <text:p text:style-name="P32">Képzettség, Fortély, Manőver</text:p>
            </table:table-cell>
            <table:table-cell table:style-name="Táblázat2.D1" office:value-type="string">
              <text:p text:style-name="P32">Értéke</text:p>
            </table:table-cell>
          </table:table-row>
          <table:table-row>
            <table:table-cell table:style-name="Táblázat2.A2" office:value-type="string">
              <text:p text:style-name="P19">Fájdalomtűrés</text:p>
            </table:table-cell>
            <table:table-cell table:style-name="Táblázat2.B2" office:value-type="string">
              <text:p text:style-name="P15">8</text:p>
            </table:table-cell>
            <table:table-cell table:style-name="Táblázat2.A2" office:value-type="string">
              <text:p text:style-name="P7"/>
            </table:table-cell>
            <table:table-cell table:style-name="Táblázat2.D2" office:value-type="string">
              <text:p text:style-name="P6"/>
            </table:table-cell>
          </table:table-row>
          <table:table-row>
            <table:table-cell table:style-name="Táblázat2.A2" office:value-type="string">
              <text:p text:style-name="P7">Észlelés</text:p>
            </table:table-cell>
            <table:table-cell table:style-name="Táblázat2.B2" office:value-type="string">
              <text:p text:style-name="P9">8</text:p>
            </table:table-cell>
            <table:table-cell table:style-name="Táblázat2.A2" office:value-type="string">
              <text:p text:style-name="P7"/>
            </table:table-cell>
            <table:table-cell table:style-name="Táblázat2.D2" office:value-type="string">
              <text:p text:style-name="P6"/>
            </table:table-cell>
          </table:table-row>
          <table:table-row>
            <table:table-cell table:style-name="Táblázat2.A2" office:value-type="string">
              <text:p text:style-name="P7">Emberismeret</text:p>
            </table:table-cell>
            <table:table-cell table:style-name="Táblázat2.B2" office:value-type="string">
              <text:p text:style-name="P9">3</text:p>
            </table:table-cell>
            <table:table-cell table:style-name="Táblázat2.A2" office:value-type="string">
              <text:p text:style-name="P7"/>
            </table:table-cell>
            <table:table-cell table:style-name="Táblázat2.D2" office:value-type="string">
              <text:p text:style-name="P6"/>
            </table:table-cell>
          </table:table-row>
          <table:table-row>
            <table:table-cell table:style-name="Táblázat2.A2" office:value-type="string">
              <text:p text:style-name="P10">Lovaglás</text:p>
            </table:table-cell>
            <table:table-cell table:style-name="Táblázat2.B2" office:value-type="string">
              <text:p text:style-name="P14">7</text:p>
            </table:table-cell>
            <table:table-cell table:style-name="Táblázat2.A2" office:value-type="string">
              <text:p text:style-name="P7"/>
            </table:table-cell>
            <table:table-cell table:style-name="Táblázat2.D2" office:value-type="string">
              <text:p text:style-name="P6"/>
            </table:table-cell>
          </table:table-row>
          <table:table-row>
            <table:table-cell table:style-name="Táblázat2.A2" office:value-type="string">
              <text:p text:style-name="P7"/>
            </table:table-cell>
            <table:table-cell table:style-name="Táblázat2.B2" office:value-type="string">
              <text:p text:style-name="P6"/>
            </table:table-cell>
            <table:table-cell table:style-name="Táblázat2.A2" office:value-type="string">
              <text:p text:style-name="P7"/>
            </table:table-cell>
            <table:table-cell table:style-name="Táblázat2.D2" office:value-type="string">
              <text:p text:style-name="P6"/>
            </table:table-cell>
          </table:table-row>
          <table:table-row>
            <table:table-cell table:style-name="Táblázat2.A2" office:value-type="string">
              <text:p text:style-name="P7"/>
            </table:table-cell>
            <table:table-cell table:style-name="Táblázat2.B2" office:value-type="string">
              <text:p text:style-name="P6"/>
            </table:table-cell>
            <table:table-cell table:style-name="Táblázat2.A2" office:value-type="string">
              <text:p text:style-name="P7"/>
            </table:table-cell>
            <table:table-cell table:style-name="Táblázat2.D2" office:value-type="string">
              <text:p text:style-name="P6"/>
            </table:table-cell>
          </table:table-row>
          <table:table-row>
            <table:table-cell table:style-name="Táblázat2.A2" office:value-type="string">
              <text:p text:style-name="P7"/>
            </table:table-cell>
            <table:table-cell table:style-name="Táblázat2.B2" office:value-type="string">
              <text:p text:style-name="P6"/>
            </table:table-cell>
            <table:table-cell table:style-name="Táblázat2.A2" office:value-type="string">
              <text:p text:style-name="P7"/>
            </table:table-cell>
            <table:table-cell table:style-name="Táblázat2.D2" office:value-type="string">
              <text:p text:style-name="P6"/>
            </table:table-cell>
          </table:table-row>
          <table:table-row>
            <table:table-cell table:style-name="Táblázat2.A2" office:value-type="string">
              <text:p text:style-name="P7"/>
            </table:table-cell>
            <table:table-cell table:style-name="Táblázat2.B2" office:value-type="string">
              <text:p text:style-name="P6"/>
            </table:table-cell>
            <table:table-cell table:style-name="Táblázat2.A2" office:value-type="string">
              <text:p text:style-name="P7"/>
            </table:table-cell>
            <table:table-cell table:style-name="Táblázat2.D2" office:value-type="string">
              <text:p text:style-name="P6"/>
            </table:table-cell>
          </table:table-row>
          <table:table-row>
            <table:table-cell table:style-name="Táblázat2.A2" office:value-type="string">
              <text:p text:style-name="P7"/>
            </table:table-cell>
            <table:table-cell table:style-name="Táblázat2.B2" office:value-type="string">
              <text:p text:style-name="P6"/>
            </table:table-cell>
            <table:table-cell table:style-name="Táblázat2.A2" office:value-type="string">
              <text:p text:style-name="P7"/>
            </table:table-cell>
            <table:table-cell table:style-name="Táblázat2.D2" office:value-type="string">
              <text:p text:style-name="P6"/>
            </table:table-cell>
          </table:table-row>
          <table:table-row>
            <table:table-cell table:style-name="Táblázat2.A11" table:number-columns-spanned="4" office:value-type="string">
              <text:p text:style-name="P7">Speciális:</text:p>
            </table:table-cell>
            <table:covered-table-cell/>
            <table:covered-table-cell/>
            <table:covered-table-cell/>
          </table:table-row>
        </table:table>
        <text:p text:style-name="P37"/>
        <table:table table:name="Táblázat3" table:style-name="Táblázat3">
          <table:table-column table:style-name="Táblázat3.A"/>
          <table:table-row>
            <table:table-cell table:style-name="Táblázat3.A1" office:value-type="string">
              <text:p text:style-name="P7"><text:span text:style-name="T30">Leírás:</text:span> </text:p>
            </table:table-cell>
          </table:table-row>
          <table:table-row>
            <table:table-cell table:style-name="Táblázat3.A2" office:value-type="string">
              <text:p text:style-name="P7"/>
            </table:table-cell>
          </table:table-row>
        </table:table>
        <text:p text:style-name="P33"/>
      </text:section>
      <text:p text:style-name="P36"/>
      <text:p text:style-name="P36"/>
      <text:p text:style-name="P36"><text:s/></text:p>
      <text:section text:style-name="Sect1" text:name="Szakasz2">
        <text:p text:style-name="P20"><text:span text:style-name="T7">Név, jellemző, szint: </text:span><text:span text:style-name="T12">Íjász</text:span><text:span text:style-name="T2"> <text:tab/></text:span></text:p>
        <text:p text:style-name="P39"><text:span text:style-name="T27">Fegyverei: </text:span><text:span text:style-name="T28">Hosszú íj</text:span><text:span text:style-name="T29"><text:tab/></text:span></text:p>
        <table:table table:name="Táblázat4" table:style-name="Táblázat4">
          <table:table-column table:style-name="Táblázat4.A"/>
          <table:table-column table:style-name="Táblázat4.B" table:number-columns-repeated="13"/>
          <table:table-column table:style-name="Táblázat4.O"/>
          <table:table-column table:style-name="Táblázat4.P"/>
          <table:table-column table:style-name="Táblázat4.B" table:number-columns-repeated="5"/>
          <table:table-column table:style-name="Táblázat4.V"/>
          <table:table-row>
            <table:table-cell table:style-name="Táblázat4.A1" table:number-columns-spanned="15" office:value-type="string">
              <text:p text:style-name="P8"><text:span text:style-name="T30">ÉP</text:span>: <text:span text:style-name="T40">14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áblázat4.P1" table:number-columns-spanned="7" office:value-type="string">
              <text:p text:style-name="P8">SFÉ: <text:span text:style-name="T34">SZ</text:span><text:span text:style-name="T1"> <text:s/></text:span><text:span text:style-name="T7"><text:s/>/ </text:span><text:span text:style-name="T35">V</text:span><text:span text:style-name="T1"> <text:s/></text:span><text:span text:style-name="T7"><text:s/>/ </text:span><text:span text:style-name="T35">Z</text:span><text:span text:style-name="T7"> </text:span><text:span text:style-name="T1"><text:s text:c="2"/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áblázat4.2">
            <table:table-cell table:style-name="Táblázat4.A2" office:value-type="string">
              <text:p text:style-name="P13">x</text:p>
            </table:table-cell>
            <table:table-cell table:style-name="Táblázat4.A2" office:value-type="string">
              <text:p text:style-name="P13">x</text:p>
            </table:table-cell>
            <table:table-cell table:style-name="Táblázat4.A2" office:value-type="string">
              <text:p text:style-name="P13">x</text:p>
            </table:table-cell>
            <table:table-cell table:style-name="Táblázat4.A2" office:value-type="string">
              <text:p text:style-name="P13">x</text:p>
            </table:table-cell>
            <table:table-cell table:style-name="Táblázat4.A2" office:value-type="string">
              <text:p text:style-name="P13">x</text:p>
            </table:table-cell>
            <table:table-cell table:style-name="Táblázat4.A2" office:value-type="string">
              <text:p text:style-name="P13">x</text:p>
            </table:table-cell>
            <table:table-cell table:style-name="Táblázat4.A2" office:value-type="string">
              <text:p text:style-name="P13">x</text:p>
            </table:table-cell>
            <table:table-cell table:style-name="Táblázat4.A2" office:value-type="string">
              <text:p text:style-name="P13">x</text:p>
            </table:table-cell>
            <table:table-cell table:style-name="Táblázat4.I2" office:value-type="string">
              <text:p text:style-name="P8"/>
            </table:table-cell>
            <table:table-cell table:style-name="Táblázat4.A2" office:value-type="string">
              <text:p text:style-name="P8"/>
            </table:table-cell>
            <table:table-cell table:style-name="Táblázat4.A2" office:value-type="string">
              <text:p text:style-name="P8"/>
            </table:table-cell>
            <table:table-cell table:style-name="Táblázat4.A2" office:value-type="string">
              <text:p text:style-name="P8"/>
            </table:table-cell>
            <table:table-cell table:style-name="Táblázat4.M2" office:value-type="string">
              <text:p text:style-name="P8"/>
            </table:table-cell>
            <table:table-cell table:style-name="Táblázat4.A2" office:value-type="string">
              <text:p text:style-name="P8"/>
            </table:table-cell>
            <table:table-cell table:style-name="Táblázat4.A2" office:value-type="string">
              <text:p text:style-name="P8"/>
            </table:table-cell>
            <table:table-cell table:style-name="Táblázat4.A2" office:value-type="string">
              <text:p text:style-name="P8"/>
            </table:table-cell>
            <table:table-cell table:style-name="Táblázat4.Q2" office:value-type="string">
              <text:p text:style-name="P8"/>
            </table:table-cell>
            <table:table-cell table:style-name="Táblázat4.A2" office:value-type="string">
              <text:p text:style-name="P8"/>
            </table:table-cell>
            <table:table-cell table:style-name="Táblázat4.A2" office:value-type="string">
              <text:p text:style-name="P8"/>
            </table:table-cell>
            <table:table-cell table:style-name="Táblázat4.Q2" office:value-type="string">
              <text:p text:style-name="P8"/>
            </table:table-cell>
            <table:table-cell table:style-name="Táblázat4.A2" office:value-type="string">
              <text:p text:style-name="P8"/>
            </table:table-cell>
            <table:table-cell table:style-name="Táblázat4.V2" office:value-type="string">
              <text:p text:style-name="P8"/>
            </table:table-cell>
          </table:table-row>
          <table:table-row>
            <table:table-cell table:style-name="Táblázat4.A3" table:number-columns-spanned="22" office:value-type="string">
              <text:p text:style-name="Text_20_body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34"/>
        <text:p text:style-name="P2"><text:span text:style-name="T30">KÉ</text:span>: <text:span text:style-name="T41">31</text:span><text:span text:style-name="T6"> <text:s text:c="3"/></text:span><text:span text:style-name="T7"><text:s text:c="2"/>F1(</text:span><text:span text:style-name="T1"> </text:span><text:span text:style-name="T6">Tőr</text:span><text:span text:style-name="T1"> <text:s text:c="3"/></text:span><text:span text:style-name="T7">): </text:span><text:span text:style-name="T12">1S/V </text:span><text:span text:style-name="T17">SP</text:span><text:span text:style-name="T7"><text:tab/>F2(</text:span><text:span text:style-name="T1"> </text:span><text:span text:style-name="T6">Hoszzú íj</text:span><text:span text:style-name="T7">): </text:span><text:span text:style-name="T1"><text:s/></text:span><text:span text:style-name="T6">3S </text:span><text:span text:style-name="T17">SP</text:span></text:p>
        <text:p text:style-name="P3"><text:span text:style-name="T30">TÉ</text:span>: <text:span text:style-name="T42">59</text:span><text:span text:style-name="T1"><text:tab/></text:span><text:span text:style-name="T7"> T/K:</text:span><text:span text:style-name="T1"><text:tab/></text:span></text:p>
        <text:p text:style-name="P4"><text:span text:style-name="T8">VÉ</text:span><text:span text:style-name="T7">: </text:span><text:span text:style-name="T12">1</text:span><text:span text:style-name="T13">6</text:span><text:span text:style-name="T14">1</text:span><text:span text:style-name="T1"><text:tab/></text:span></text:p>
        <text:p text:style-name="P22"><text:tab/></text:p>
        <text:p text:style-name="P21"><text:span text:style-name="T7">Pajzs: -</text:span><text:tab/><text:span text:style-name="T7"><text:tab/>Erőbónusz: -</text:span><text:span text:style-name="T15">1</text:span><text:tab/></text:p>
        <text:p text:style-name="P1"><text:span text:style-name="T8">CÉ</text:span><text:span text:style-name="T7">: </text:span><text:span text:style-name="T12">1</text:span><text:span text:style-name="T13">9</text:span><text:span text:style-name="T12"> (Íj)</text:span></text:p>
        <text:p text:style-name="P18"><text:span text:style-name="T7">Puszta kézzel: KÉ:</text:span><text:span text:style-name="T1"> <text:s/></text:span><text:span text:style-name="T6">14</text:span><text:span text:style-name="T1"> <text:s text:c="2"/></text:span><text:span text:style-name="T7"><text:s/>TÉ:</text:span><text:span text:style-name="T1"> </text:span><text:span text:style-name="T6">23</text:span><text:span text:style-name="T1"> <text:s text:c="9"/></text:span><text:span text:style-name="T7"><text:s/>VÉ: </text:span><text:span text:style-name="T6">125</text:span></text:p>
        <text:p text:style-name="P31"><text:span text:style-name="T7">Erő: </text:span><text:span text:style-name="T1"><text:tab/></text:span><text:span text:style-name="T7"> Edz: </text:span><text:span text:style-name="T1"><text:tab/></text:span><text:span text:style-name="T7"> Gyors: </text:span><text:span text:style-name="T1"><text:tab/></text:span><text:span text:style-name="T7"> Ügy: </text:span><text:span text:style-name="T1"><text:tab/></text:span><text:span text:style-name="T7"> IQ: </text:span><text:span text:style-name="T1"><text:tab/></text:span><text:span text:style-name="T7"> Eml: </text:span><text:span text:style-name="T1"><text:tab/></text:span><text:span text:style-name="T7"> Önur: </text:span><text:span text:style-name="T1"><text:tab/></text:span><text:span text:style-name="T7"> Fog: </text:span><text:span text:style-name="T1"><text:tab/></text:span></text:p>
        <text:p text:style-name="P27"><text:span text:style-name="T31">H1:</text:span><text:span text:style-name="T1"> </text:span><text:span text:style-name="T6">Íjászat</text:span><text:span text:style-name="T1"> <text:s/></text:span>: <text:span text:style-name="T1"><text:s text:c="2"/></text:span><text:span text:style-name="T6">6</text:span><text:span text:style-name="T1"> <text:s text:c="2"/></text:span><text:span text:style-name="T31">.sz </text:span><text:span text:style-name="T1">(</text:span><text:span text:style-name="T36">S</text:span><text:span text:style-name="T1"> <text:s text:c="2"/>)</text:span><text:tab/><text:span text:style-name="T33">Mesterfegyver (fegy, fok)</text:span><text:span text:style-name="T19">:</text:span> <text:span text:style-name="T40">2</text:span></text:p>
        <text:p text:style-name="P25"><text:span text:style-name="T24">H</text:span><text:span text:style-name="T25">2</text:span><text:span text:style-name="T24">:</text:span><text:span text:style-name="T22"> <text:s/></text:span><text:span text:style-name="T23">Közelharc</text:span><text:span text:style-name="T21">: </text:span><text:span text:style-name="T22"><text:s text:c="2"/></text:span><text:span text:style-name="T23">4</text:span><text:span text:style-name="T22"> <text:s text:c="2"/></text:span><text:span text:style-name="T24">.sz </text:span><text:span text:style-name="T22">(</text:span><text:span text:style-name="T37">S</text:span><text:span text:style-name="T22"> <text:s text:c="2"/>)</text:span><text:span text:style-name="T21"> Ψp: </text:span><text:span text:style-name="T22"><text:tab/></text:span><text:span text:style-name="T21"> Mana: </text:span><text:span text:style-name="T22"><text:tab/></text:span></text:p>
        <table:table table:name="Táblázat5" table:style-name="Táblázat5">
          <table:table-column table:style-name="Táblázat5.A"/>
          <table:table-column table:style-name="Táblázat5.B"/>
          <table:table-column table:style-name="Táblázat5.A"/>
          <table:table-column table:style-name="Táblázat5.D"/>
          <table:table-row>
            <table:table-cell table:style-name="Táblázat5.A1" office:value-type="string">
              <text:p text:style-name="P32">Képzettség, Fortély, Manőver</text:p>
            </table:table-cell>
            <table:table-cell table:style-name="Táblázat5.A1" office:value-type="string">
              <text:p text:style-name="P32">Értéke</text:p>
            </table:table-cell>
            <table:table-cell table:style-name="Táblázat5.A1" office:value-type="string">
              <text:p text:style-name="P32">Képzettség, Fortély, Manőver</text:p>
            </table:table-cell>
            <table:table-cell table:style-name="Táblázat5.D1" office:value-type="string">
              <text:p text:style-name="P32">Értéke</text:p>
            </table:table-cell>
          </table:table-row>
          <table:table-row>
            <table:table-cell table:style-name="Táblázat5.A2" office:value-type="string">
              <text:p text:style-name="P19">Fájdalomtűrés</text:p>
            </table:table-cell>
            <table:table-cell table:style-name="Táblázat5.B2" office:value-type="string">
              <text:p text:style-name="P12">2</text:p>
            </table:table-cell>
            <table:table-cell table:style-name="Táblázat5.A2" office:value-type="string">
              <text:p text:style-name="P7"/>
            </table:table-cell>
            <table:table-cell table:style-name="Táblázat5.D2" office:value-type="string">
              <text:p text:style-name="P6"/>
            </table:table-cell>
          </table:table-row>
          <table:table-row>
            <table:table-cell table:style-name="Táblázat5.A2" office:value-type="string">
              <text:p text:style-name="P7">Észlelés</text:p>
            </table:table-cell>
            <table:table-cell table:style-name="Táblázat5.B2" office:value-type="string">
              <text:p text:style-name="P11">6</text:p>
            </table:table-cell>
            <table:table-cell table:style-name="Táblázat5.A2" office:value-type="string">
              <text:p text:style-name="P7"/>
            </table:table-cell>
            <table:table-cell table:style-name="Táblázat5.D2" office:value-type="string">
              <text:p text:style-name="P6"/>
            </table:table-cell>
          </table:table-row>
          <table:table-row>
            <table:table-cell table:style-name="Táblázat5.A2" office:value-type="string">
              <text:p text:style-name="P7">Emberismeret</text:p>
            </table:table-cell>
            <table:table-cell table:style-name="Táblázat5.B2" office:value-type="string">
              <text:p text:style-name="P12">3</text:p>
            </table:table-cell>
            <table:table-cell table:style-name="Táblázat5.A2" office:value-type="string">
              <text:p text:style-name="P7"/>
            </table:table-cell>
            <table:table-cell table:style-name="Táblázat5.D2" office:value-type="string">
              <text:p text:style-name="P6"/>
            </table:table-cell>
          </table:table-row>
          <table:table-row>
            <table:table-cell table:style-name="Táblázat5.A2" office:value-type="string">
              <text:p text:style-name="P7"/>
            </table:table-cell>
            <table:table-cell table:style-name="Táblázat5.B2" office:value-type="string">
              <text:p text:style-name="P6"/>
            </table:table-cell>
            <table:table-cell table:style-name="Táblázat5.A2" office:value-type="string">
              <text:p text:style-name="P7"/>
            </table:table-cell>
            <table:table-cell table:style-name="Táblázat5.D2" office:value-type="string">
              <text:p text:style-name="P6"/>
            </table:table-cell>
          </table:table-row>
          <table:table-row>
            <table:table-cell table:style-name="Táblázat5.A2" office:value-type="string">
              <text:p text:style-name="P7"/>
            </table:table-cell>
            <table:table-cell table:style-name="Táblázat5.B2" office:value-type="string">
              <text:p text:style-name="P6"/>
            </table:table-cell>
            <table:table-cell table:style-name="Táblázat5.A2" office:value-type="string">
              <text:p text:style-name="P7"/>
            </table:table-cell>
            <table:table-cell table:style-name="Táblázat5.D2" office:value-type="string">
              <text:p text:style-name="P6"/>
            </table:table-cell>
          </table:table-row>
          <table:table-row>
            <table:table-cell table:style-name="Táblázat5.A2" office:value-type="string">
              <text:p text:style-name="P7"/>
            </table:table-cell>
            <table:table-cell table:style-name="Táblázat5.B2" office:value-type="string">
              <text:p text:style-name="P6"/>
            </table:table-cell>
            <table:table-cell table:style-name="Táblázat5.A2" office:value-type="string">
              <text:p text:style-name="P7"/>
            </table:table-cell>
            <table:table-cell table:style-name="Táblázat5.D2" office:value-type="string">
              <text:p text:style-name="P6"/>
            </table:table-cell>
          </table:table-row>
          <table:table-row>
            <table:table-cell table:style-name="Táblázat5.A2" office:value-type="string">
              <text:p text:style-name="P7"/>
            </table:table-cell>
            <table:table-cell table:style-name="Táblázat5.B2" office:value-type="string">
              <text:p text:style-name="P6"/>
            </table:table-cell>
            <table:table-cell table:style-name="Táblázat5.A2" office:value-type="string">
              <text:p text:style-name="P7"/>
            </table:table-cell>
            <table:table-cell table:style-name="Táblázat5.D2" office:value-type="string">
              <text:p text:style-name="P6"/>
            </table:table-cell>
          </table:table-row>
          <table:table-row>
            <table:table-cell table:style-name="Táblázat5.A2" office:value-type="string">
              <text:p text:style-name="P7"/>
            </table:table-cell>
            <table:table-cell table:style-name="Táblázat5.B2" office:value-type="string">
              <text:p text:style-name="P6"/>
            </table:table-cell>
            <table:table-cell table:style-name="Táblázat5.A2" office:value-type="string">
              <text:p text:style-name="P7"/>
            </table:table-cell>
            <table:table-cell table:style-name="Táblázat5.D2" office:value-type="string">
              <text:p text:style-name="P6"/>
            </table:table-cell>
          </table:table-row>
          <table:table-row>
            <table:table-cell table:style-name="Táblázat5.A2" office:value-type="string">
              <text:p text:style-name="P7"/>
            </table:table-cell>
            <table:table-cell table:style-name="Táblázat5.B2" office:value-type="string">
              <text:p text:style-name="P6"/>
            </table:table-cell>
            <table:table-cell table:style-name="Táblázat5.A2" office:value-type="string">
              <text:p text:style-name="P7"/>
            </table:table-cell>
            <table:table-cell table:style-name="Táblázat5.D2" office:value-type="string">
              <text:p text:style-name="P6"/>
            </table:table-cell>
          </table:table-row>
          <table:table-row>
            <table:table-cell table:style-name="Táblázat5.A11" table:number-columns-spanned="4" office:value-type="string">
              <text:p text:style-name="P7">Speciális:</text:p>
            </table:table-cell>
            <table:covered-table-cell/>
            <table:covered-table-cell/>
            <table:covered-table-cell/>
          </table:table-row>
        </table:table>
        <text:p text:style-name="P37"/>
        <table:table table:name="Táblázat6" table:style-name="Táblázat6">
          <table:table-column table:style-name="Táblázat6.A"/>
          <table:table-row>
            <table:table-cell table:style-name="Táblázat6.A1" office:value-type="string">
              <text:p text:style-name="P7"><text:span text:style-name="T30">Leírás:</text:span> </text:p>
            </table:table-cell>
          </table:table-row>
          <table:table-row>
            <table:table-cell table:style-name="Táblázat6.A2" office:value-type="string">
              <text:p text:style-name="P7"/>
            </table:table-cell>
          </table:table-row>
        </table:table>
        <text:p text:style-name="P33"/>
      </text:section>
      <text:p text:style-name="P35"/>
      <text:p text:style-name="P36"/>
      <text:p text:style-name="P36"><text:s/></text:p>
      <text:section text:style-name="Sect1" text:name="Szakasz3">
        <text:p text:style-name="P20"><text:span text:style-name="T7">Név, jellemző, szint: </text:span><text:span text:style-name="T2"><text:s/><text:tab/></text:span></text:p>
        <text:p text:style-name="P39"><text:span text:style-name="T27">Fegyverei: </text:span><text:span text:style-name="T29"><text:tab/></text:span></text:p>
        <table:table table:name="Táblázat7" table:style-name="Táblázat7">
          <table:table-column table:style-name="Táblázat7.A"/>
          <table:table-column table:style-name="Táblázat7.B" table:number-columns-repeated="13"/>
          <table:table-column table:style-name="Táblázat7.O"/>
          <table:table-column table:style-name="Táblázat7.P"/>
          <table:table-column table:style-name="Táblázat7.B" table:number-columns-repeated="5"/>
          <table:table-column table:style-name="Táblázat7.V"/>
          <table:table-row>
            <table:table-cell table:style-name="Táblázat7.A1" table:number-columns-spanned="15" office:value-type="string">
              <text:p text:style-name="P8"><text:span text:style-name="T30">ÉP</text:span>: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áblázat7.P1" table:number-columns-spanned="7" office:value-type="string">
              <text:p text:style-name="P8">SFÉ: <text:span text:style-name="T34">SZ</text:span><text:span text:style-name="T1"> <text:s/></text:span><text:span text:style-name="T7"><text:s/>/ </text:span><text:span text:style-name="T35">V</text:span><text:span text:style-name="T1"> <text:s/></text:span><text:span text:style-name="T7"><text:s/>/ </text:span><text:span text:style-name="T35">Z</text:span><text:span text:style-name="T7"> </text:span><text:span text:style-name="T1"><text:s text:c="2"/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áblázat7.2">
            <table:table-cell table:style-name="Táblázat7.A2" office:value-type="string">
              <text:p text:style-name="P8"/>
            </table:table-cell>
            <table:table-cell table:style-name="Táblázat7.A2" office:value-type="string">
              <text:p text:style-name="P8"/>
            </table:table-cell>
            <table:table-cell table:style-name="Táblázat7.A2" office:value-type="string">
              <text:p text:style-name="P8"/>
            </table:table-cell>
            <table:table-cell table:style-name="Táblázat7.A2" office:value-type="string">
              <text:p text:style-name="P8"/>
            </table:table-cell>
            <table:table-cell table:style-name="Táblázat7.A2" office:value-type="string">
              <text:p text:style-name="P8"/>
            </table:table-cell>
            <table:table-cell table:style-name="Táblázat7.A2" office:value-type="string">
              <text:p text:style-name="P8"/>
            </table:table-cell>
            <table:table-cell table:style-name="Táblázat7.A2" office:value-type="string">
              <text:p text:style-name="P8"/>
            </table:table-cell>
            <table:table-cell table:style-name="Táblázat7.A2" office:value-type="string">
              <text:p text:style-name="P8"/>
            </table:table-cell>
            <table:table-cell table:style-name="Táblázat7.A2" office:value-type="string">
              <text:p text:style-name="P8"/>
            </table:table-cell>
            <table:table-cell table:style-name="Táblázat7.A2" office:value-type="string">
              <text:p text:style-name="P8"/>
            </table:table-cell>
            <table:table-cell table:style-name="Táblázat7.A2" office:value-type="string">
              <text:p text:style-name="P8"/>
            </table:table-cell>
            <table:table-cell table:style-name="Táblázat7.A2" office:value-type="string">
              <text:p text:style-name="P8"/>
            </table:table-cell>
            <table:table-cell table:style-name="Táblázat7.A2" office:value-type="string">
              <text:p text:style-name="P8"/>
            </table:table-cell>
            <table:table-cell table:style-name="Táblázat7.A2" office:value-type="string">
              <text:p text:style-name="P8"/>
            </table:table-cell>
            <table:table-cell table:style-name="Táblázat7.A2" office:value-type="string">
              <text:p text:style-name="P8"/>
            </table:table-cell>
            <table:table-cell table:style-name="Táblázat7.A2" office:value-type="string">
              <text:p text:style-name="P8"/>
            </table:table-cell>
            <table:table-cell table:style-name="Táblázat7.A2" office:value-type="string">
              <text:p text:style-name="P8"/>
            </table:table-cell>
            <table:table-cell table:style-name="Táblázat7.A2" office:value-type="string">
              <text:p text:style-name="P8"/>
            </table:table-cell>
            <table:table-cell table:style-name="Táblázat7.A2" office:value-type="string">
              <text:p text:style-name="P8"/>
            </table:table-cell>
            <table:table-cell table:style-name="Táblázat7.A2" office:value-type="string">
              <text:p text:style-name="P8"/>
            </table:table-cell>
            <table:table-cell table:style-name="Táblázat7.A2" office:value-type="string">
              <text:p text:style-name="P8"/>
            </table:table-cell>
            <table:table-cell table:style-name="Táblázat7.V2" office:value-type="string">
              <text:p text:style-name="P8"/>
            </table:table-cell>
          </table:table-row>
          <table:table-row>
            <table:table-cell table:style-name="Táblázat7.A3" table:number-columns-spanned="22" office:value-type="string">
              <text:p text:style-name="Text_20_body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34"/>
        <text:p text:style-name="P2"><text:span text:style-name="T30">KÉ</text:span>: <text:span text:style-name="T1"><text:tab/></text:span><text:span text:style-name="T7"> <text:s/>F1(</text:span><text:span text:style-name="T1"> <text:s text:c="10"/></text:span><text:span text:style-name="T7">): </text:span><text:span text:style-name="T1"><text:tab/></text:span><text:span text:style-name="T17">SP</text:span><text:span text:style-name="T7"><text:tab/>F2(</text:span><text:span text:style-name="T1"> <text:s text:c="11"/></text:span><text:span text:style-name="T7">): </text:span><text:span text:style-name="T1"><text:tab/></text:span><text:span text:style-name="T17">SP</text:span></text:p>
        <text:p text:style-name="P3"><text:span text:style-name="T30">TÉ</text:span>: <text:span text:style-name="T1"><text:tab/></text:span><text:span text:style-name="T7"> T/K:</text:span><text:span text:style-name="T1"><text:tab/></text:span></text:p>
        <text:p text:style-name="P4"><text:span text:style-name="T8">VÉ</text:span><text:span text:style-name="T7">: </text:span><text:span text:style-name="T1"><text:tab/></text:span></text:p>
        <text:p text:style-name="P22"><text:tab/></text:p>
        <text:p text:style-name="P21"><text:span text:style-name="T7">Pajzs: </text:span><text:tab/><text:span text:style-name="T7"><text:tab/>Erőbónusz: </text:span><text:tab/></text:p>
        <text:p text:style-name="P1"><text:span text:style-name="T8">CÉ</text:span><text:span text:style-name="T7">: </text:span><text:span text:style-name="T1"><text:tab/></text:span></text:p>
        <text:p text:style-name="P16"><text:span text:style-name="T7">Puszta kézzel: KÉ:</text:span><text:span text:style-name="T1"> <text:s text:c="4"/></text:span><text:span text:style-name="T7"><text:s/>TÉ:</text:span><text:span text:style-name="T1"> <text:s text:c="12"/></text:span><text:span text:style-name="T7"><text:s/>VÉ: </text:span><text:span text:style-name="T1"><text:tab/></text:span></text:p>
        <text:p text:style-name="P29"><text:span text:style-name="T7">Erő: </text:span><text:span text:style-name="T1"><text:tab/></text:span><text:span text:style-name="T7"> Edz: </text:span><text:span text:style-name="T1"><text:tab/></text:span><text:span text:style-name="T7"> Gyors: </text:span><text:span text:style-name="T1"><text:tab/></text:span><text:span text:style-name="T7"> Ügy: </text:span><text:span text:style-name="T1"><text:tab/></text:span><text:span text:style-name="T7"> IQ: </text:span><text:span text:style-name="T1"><text:tab/></text:span><text:span text:style-name="T7"> Eml: </text:span><text:span text:style-name="T1"><text:tab/></text:span><text:span text:style-name="T7"> Önur: </text:span><text:span text:style-name="T1"><text:tab/></text:span><text:span text:style-name="T7"> Fog: </text:span><text:span text:style-name="T1"><text:tab/></text:span></text:p>
        <text:p text:style-name="P26"><text:span text:style-name="T31">H1:</text:span><text:span text:style-name="T1"> <text:s text:c="13"/></text:span>: <text:span text:style-name="T1"><text:s text:c="5"/></text:span><text:span text:style-name="T31">.sz </text:span><text:span text:style-name="T1">(</text:span><text:span text:style-name="T36">S</text:span><text:span text:style-name="T1"> <text:s text:c="2"/>)</text:span><text:tab/><text:span text:style-name="T33">Mesterfegyver (fegy, fok)</text:span><text:span text:style-name="T19">:</text:span> <text:span text:style-name="T1"><text:tab/></text:span></text:p>
        <text:p text:style-name="P24"><text:span text:style-name="T24">H</text:span><text:span text:style-name="T25">2</text:span><text:span text:style-name="T24">:</text:span><text:span text:style-name="T22"> <text:s text:c="13"/></text:span><text:span text:style-name="T21">: </text:span><text:span text:style-name="T22"><text:s text:c="5"/></text:span><text:span text:style-name="T24">.sz </text:span><text:span text:style-name="T22">(</text:span><text:span text:style-name="T37">S</text:span><text:span text:style-name="T22"> <text:s text:c="2"/>)</text:span><text:span text:style-name="T21"> Ψp: </text:span><text:span text:style-name="T22"><text:tab/></text:span><text:span text:style-name="T21"> Mana: </text:span><text:span text:style-name="T22"><text:tab/></text:span></text:p>
        <table:table table:name="Táblázat8" table:style-name="Táblázat8">
          <table:table-column table:style-name="Táblázat8.A"/>
          <table:table-column table:style-name="Táblázat8.B"/>
          <table:table-column table:style-name="Táblázat8.A"/>
          <table:table-column table:style-name="Táblázat8.D"/>
          <table:table-row>
            <table:table-cell table:style-name="Táblázat8.A1" office:value-type="string">
              <text:p text:style-name="P32">Képzettség, Fortély, Manőver</text:p>
            </table:table-cell>
            <table:table-cell table:style-name="Táblázat8.A1" office:value-type="string">
              <text:p text:style-name="P32">Értéke</text:p>
            </table:table-cell>
            <table:table-cell table:style-name="Táblázat8.A1" office:value-type="string">
              <text:p text:style-name="P32">Képzettség, Fortély, Manőver</text:p>
            </table:table-cell>
            <table:table-cell table:style-name="Táblázat8.D1" office:value-type="string">
              <text:p text:style-name="P32">Értéke</text:p>
            </table:table-cell>
          </table:table-row>
          <table:table-row>
            <table:table-cell table:style-name="Táblázat8.A2" office:value-type="string">
              <text:p text:style-name="P19">Fájdalomtűrés</text:p>
            </table:table-cell>
            <table:table-cell table:style-name="Táblázat8.B2" office:value-type="string">
              <text:p text:style-name="P6"/>
            </table:table-cell>
            <table:table-cell table:style-name="Táblázat8.A2" office:value-type="string">
              <text:p text:style-name="P7"/>
            </table:table-cell>
            <table:table-cell table:style-name="Táblázat8.D2" office:value-type="string">
              <text:p text:style-name="P6"/>
            </table:table-cell>
          </table:table-row>
          <table:table-row>
            <table:table-cell table:style-name="Táblázat8.A2" office:value-type="string">
              <text:p text:style-name="P7">Észlelés</text:p>
            </table:table-cell>
            <table:table-cell table:style-name="Táblázat8.B2" office:value-type="string">
              <text:p text:style-name="P6"/>
            </table:table-cell>
            <table:table-cell table:style-name="Táblázat8.A2" office:value-type="string">
              <text:p text:style-name="P7"/>
            </table:table-cell>
            <table:table-cell table:style-name="Táblázat8.D2" office:value-type="string">
              <text:p text:style-name="P6"/>
            </table:table-cell>
          </table:table-row>
          <table:table-row>
            <table:table-cell table:style-name="Táblázat8.A2" office:value-type="string">
              <text:p text:style-name="P7">Emberismeret</text:p>
            </table:table-cell>
            <table:table-cell table:style-name="Táblázat8.B2" office:value-type="string">
              <text:p text:style-name="P6"/>
            </table:table-cell>
            <table:table-cell table:style-name="Táblázat8.A2" office:value-type="string">
              <text:p text:style-name="P7"/>
            </table:table-cell>
            <table:table-cell table:style-name="Táblázat8.D2" office:value-type="string">
              <text:p text:style-name="P6"/>
            </table:table-cell>
          </table:table-row>
          <table:table-row>
            <table:table-cell table:style-name="Táblázat8.A2" office:value-type="string">
              <text:p text:style-name="P7"/>
            </table:table-cell>
            <table:table-cell table:style-name="Táblázat8.B2" office:value-type="string">
              <text:p text:style-name="P6"/>
            </table:table-cell>
            <table:table-cell table:style-name="Táblázat8.A2" office:value-type="string">
              <text:p text:style-name="P7"/>
            </table:table-cell>
            <table:table-cell table:style-name="Táblázat8.D2" office:value-type="string">
              <text:p text:style-name="P6"/>
            </table:table-cell>
          </table:table-row>
          <table:table-row>
            <table:table-cell table:style-name="Táblázat8.A2" office:value-type="string">
              <text:p text:style-name="P7"/>
            </table:table-cell>
            <table:table-cell table:style-name="Táblázat8.B2" office:value-type="string">
              <text:p text:style-name="P6"/>
            </table:table-cell>
            <table:table-cell table:style-name="Táblázat8.A2" office:value-type="string">
              <text:p text:style-name="P7"/>
            </table:table-cell>
            <table:table-cell table:style-name="Táblázat8.D2" office:value-type="string">
              <text:p text:style-name="P6"/>
            </table:table-cell>
          </table:table-row>
          <table:table-row>
            <table:table-cell table:style-name="Táblázat8.A2" office:value-type="string">
              <text:p text:style-name="P7"/>
            </table:table-cell>
            <table:table-cell table:style-name="Táblázat8.B2" office:value-type="string">
              <text:p text:style-name="P6"/>
            </table:table-cell>
            <table:table-cell table:style-name="Táblázat8.A2" office:value-type="string">
              <text:p text:style-name="P7"/>
            </table:table-cell>
            <table:table-cell table:style-name="Táblázat8.D2" office:value-type="string">
              <text:p text:style-name="P6"/>
            </table:table-cell>
          </table:table-row>
          <table:table-row>
            <table:table-cell table:style-name="Táblázat8.A2" office:value-type="string">
              <text:p text:style-name="P7"/>
            </table:table-cell>
            <table:table-cell table:style-name="Táblázat8.B2" office:value-type="string">
              <text:p text:style-name="P6"/>
            </table:table-cell>
            <table:table-cell table:style-name="Táblázat8.A2" office:value-type="string">
              <text:p text:style-name="P7"/>
            </table:table-cell>
            <table:table-cell table:style-name="Táblázat8.D2" office:value-type="string">
              <text:p text:style-name="P6"/>
            </table:table-cell>
          </table:table-row>
          <table:table-row>
            <table:table-cell table:style-name="Táblázat8.A2" office:value-type="string">
              <text:p text:style-name="P7"/>
            </table:table-cell>
            <table:table-cell table:style-name="Táblázat8.B2" office:value-type="string">
              <text:p text:style-name="P6"/>
            </table:table-cell>
            <table:table-cell table:style-name="Táblázat8.A2" office:value-type="string">
              <text:p text:style-name="P7"/>
            </table:table-cell>
            <table:table-cell table:style-name="Táblázat8.D2" office:value-type="string">
              <text:p text:style-name="P6"/>
            </table:table-cell>
          </table:table-row>
          <table:table-row>
            <table:table-cell table:style-name="Táblázat8.A2" office:value-type="string">
              <text:p text:style-name="P7"/>
            </table:table-cell>
            <table:table-cell table:style-name="Táblázat8.B2" office:value-type="string">
              <text:p text:style-name="P6"/>
            </table:table-cell>
            <table:table-cell table:style-name="Táblázat8.A2" office:value-type="string">
              <text:p text:style-name="P7"/>
            </table:table-cell>
            <table:table-cell table:style-name="Táblázat8.D2" office:value-type="string">
              <text:p text:style-name="P6"/>
            </table:table-cell>
          </table:table-row>
          <table:table-row>
            <table:table-cell table:style-name="Táblázat8.A11" table:number-columns-spanned="4" office:value-type="string">
              <text:p text:style-name="P7">Speciális:</text:p>
            </table:table-cell>
            <table:covered-table-cell/>
            <table:covered-table-cell/>
            <table:covered-table-cell/>
          </table:table-row>
        </table:table>
        <text:p text:style-name="P37"/>
        <table:table table:name="Táblázat9" table:style-name="Táblázat9">
          <table:table-column table:style-name="Táblázat9.A"/>
          <table:table-row>
            <table:table-cell table:style-name="Táblázat9.A1" office:value-type="string">
              <text:p text:style-name="P7"><text:span text:style-name="T30">Leírás:</text:span> </text:p>
            </table:table-cell>
          </table:table-row>
          <table:table-row>
            <table:table-cell table:style-name="Táblázat9.A2" office:value-type="string">
              <text:p text:style-name="P7"/>
            </table:table-cell>
          </table:table-row>
        </table:table>
        <text:p text:style-name="P33"/>
      </text:section>
      <text:p text:style-name="P34"/>
      <text:p text:style-name="P3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Berylium" svg:font-family="Berylium"/>
    <style:font-face style:name="FreeSerif" svg:font-family="FreeSerif"/>
    <style:font-face style:name="Nimbus Roman No9 L" svg:font-family="'Nimbus Roman No9 L'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ahoma3" svg:font-family="Tahoma" style:font-adornments="Normál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Nimbus Roman No9 L" fo:font-size="12pt" fo:language="hu" fo:country="HU" style:letter-kerning="true" style:font-name-asian="Arial Unicode MS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 No9 L" fo:font-size="12pt" fo:language="hu" fo:country="HU" style:letter-kerning="true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in" style:contextual-spacing="false"/>
      <style:text-properties style:font-name="Tahoma3" fo:font-family="Tahoma" style:font-style-name="Normál" style:font-family-generic="swiss" style:font-pitch="variable" fo:font-size="9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Berylium" fo:font-family="Berylium" fo:font-size="14pt" style:font-name-asian="Arial Unicode MS" style:font-family-asian="'Arial Unicode MS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="FreeSerif" fo:font-family="FreeSerif"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Tahoma3" fo:font-family="Tahoma" style:font-style-name="Normál" style:font-family-generic="swiss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Nimbus Roman No9 L" fo:font-family="'Nimbus Roman No9 L'"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Roman No9 L" fo:font-family="'Nimbus Roman No9 L'" style:font-name-complex="Tahoma" style:font-family-complex="Tahoma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3543in" fo:margin-bottom="0.3543in" fo:margin-left="0.5118in" fo:margin-right="0.511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0.3$MacOSX_AARCH64 LibreOffice_project/da48488a73ddd66ea24cf16bbc4f7b9c08e9bea1</meta:generator>
    <meta:creation-date>2007-11-04T22:52:01</meta:creation-date>
    <dc:date>2024-03-06T22:43:25.488299057</dc:date>
    <dc:language>hu-HU</dc:language>
    <meta:editing-cycles>18</meta:editing-cycles>
    <meta:editing-duration>PT1H22M9S</meta:editing-duration>
    <meta:document-statistic meta:table-count="9" meta:image-count="0" meta:object-count="0" meta:page-count="1" meta:paragraph-count="91" meta:word-count="268" meta:character-count="1630" meta:non-whitespace-character-count="1201"/>
    <meta:user-defined meta:name="Info 1"/>
    <meta:user-defined meta:name="Info 2"/>
    <meta:user-defined meta:name="Info 3"/>
    <meta:user-defined meta:name="Info 4"/>
  </office:meta>
</office:document-meta>
</file>